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" style:family="paragraph" style:parent-style-name="Subtitle">
      <style:text-properties fo:language="es" fo:country="AR" officeooo:rsid="00066166" officeooo:paragraph-rsid="00066166"/>
    </style:style>
    <style:style style:name="P5" style:family="paragraph" style:parent-style-name="Text_20_body">
      <style:text-properties fo:language="es" fo:country="AR" officeooo:rsid="00066166" officeooo:paragraph-rsid="00066166"/>
    </style:style>
    <style:style style:name="P6" style:family="paragraph" style:parent-style-name="Text_20_body">
      <style:text-properties officeooo:paragraph-rsid="0023db3f"/>
    </style:style>
    <style:style style:name="P7" style:family="paragraph" style:parent-style-name="Title">
      <style:text-properties fo:language="es" fo:country="AR" officeooo:rsid="00066166" officeooo:paragraph-rsid="00066166"/>
    </style:style>
    <style:style style:name="P8" style:family="paragraph" style:parent-style-name="Heading_20_1">
      <style:paragraph-properties fo:break-before="page"/>
      <style:text-properties fo:language="es" fo:country="AR" officeooo:rsid="00066166" officeooo:paragraph-rsid="00066166"/>
    </style:style>
    <style:style style:name="P9" style:family="paragraph" style:parent-style-name="Text_20_body">
      <style:text-properties fo:language="es" fo:country="AR" officeooo:rsid="00066166" officeooo:paragraph-rsid="00066166"/>
    </style:style>
    <style:style style:name="P10" style:family="paragraph" style:parent-style-name="Text_20_body">
      <style:text-properties officeooo:paragraph-rsid="0023db3f"/>
    </style:style>
    <style:style style:name="P11" style:family="paragraph" style:parent-style-name="Text_20_body">
      <style:text-properties officeooo:rsid="00292254" officeooo:paragraph-rsid="00292254"/>
    </style:style>
    <style:style style:name="P12" style:family="paragraph" style:parent-style-name="Text_20_body" style:list-style-name="L1">
      <style:text-properties officeooo:rsid="00292254" officeooo:paragraph-rsid="00292254"/>
    </style:style>
    <style:style style:name="T1" style:family="text">
      <style:text-properties fo:language="es" fo:country="AR" officeooo:rsid="00088569"/>
    </style:style>
    <style:style style:name="T2" style:family="text">
      <style:text-properties fo:language="es" fo:country="AR" officeooo:rsid="000996e5"/>
    </style:style>
    <style:style style:name="T3" style:family="text">
      <style:text-properties fo:language="es" fo:country="AR" officeooo:rsid="000ac177"/>
    </style:style>
    <style:style style:name="T4" style:family="text">
      <style:text-properties fo:language="es" fo:country="AR" officeooo:rsid="000b8d4c"/>
    </style:style>
    <style:style style:name="T5" style:family="text">
      <style:text-properties fo:language="es" fo:country="AR" officeooo:rsid="000d33f1"/>
    </style:style>
    <style:style style:name="T6" style:family="text">
      <style:text-properties fo:font-size="11pt" fo:language="es" fo:country="AR" officeooo:rsid="000a09a0" style:font-size-asian="9.60000038146973pt" style:font-size-complex="11pt"/>
    </style:style>
    <style:style style:name="T7" style:family="text">
      <style:text-properties fo:font-size="11pt" fo:language="es" fo:country="AR" officeooo:rsid="000b8d4c" style:font-size-asian="9.60000038146973pt" style:font-size-complex="11pt"/>
    </style:style>
    <style:style style:name="T8" style:family="text">
      <style:text-properties fo:font-size="11pt" fo:language="es" fo:country="AR" officeooo:rsid="000f14c4" style:font-size-asian="9.60000038146973pt" style:font-size-complex="11pt"/>
    </style:style>
    <style:style style:name="T9" style:family="text">
      <style:text-properties fo:font-size="11pt" fo:language="es" fo:country="AR" officeooo:rsid="0029119b" style:font-size-asian="9.60000038146973pt" style:font-size-complex="11pt"/>
    </style:style>
    <style:style style:name="T10" style:family="text">
      <style:text-properties fo:font-size="11pt" fo:language="es" fo:country="AR" fo:font-style="italic" officeooo:rsid="0016ff42" style:font-size-asian="9.60000038146973pt" style:font-style-asian="italic" style:font-size-complex="11pt" style:font-style-complex="italic"/>
    </style:style>
    <style:style style:name="T11" style:family="text">
      <style:text-properties fo:font-size="11pt" fo:language="es" fo:country="AR" fo:font-style="italic" officeooo:rsid="001887ca" style:font-size-asian="9.60000038146973pt" style:font-style-asian="italic" style:font-size-complex="11pt" style:font-style-complex="italic"/>
    </style:style>
    <style:style style:name="T12" style:family="text">
      <style:text-properties fo:font-size="11pt" fo:language="es" fo:country="AR" fo:font-style="italic" officeooo:rsid="001a5b8c" style:font-size-asian="9.60000038146973pt" style:font-style-asian="italic" style:font-size-complex="11pt" style:font-style-complex="italic"/>
    </style:style>
    <style:style style:name="T13" style:family="text">
      <style:text-properties fo:font-size="11pt" fo:language="es" fo:country="AR" fo:font-style="italic" officeooo:rsid="0021a55b" style:font-size-asian="9.60000038146973pt" style:font-style-asian="italic" style:font-size-complex="11pt" style:font-style-complex="italic"/>
    </style:style>
    <style:style style:name="T14" style:family="text">
      <style:text-properties fo:font-size="11pt" fo:language="es" fo:country="AR" fo:font-style="normal" style:font-size-asian="9.60000038146973pt" style:font-style-asian="normal" style:font-size-complex="11pt" style:font-style-complex="normal"/>
    </style:style>
    <style:style style:name="T15" style:family="text">
      <style:text-properties fo:font-size="11pt" fo:language="es" fo:country="AR" fo:font-style="normal" officeooo:rsid="0016fc4d" style:font-size-asian="9.60000038146973pt" style:font-style-asian="normal" style:font-size-complex="11pt" style:font-style-complex="normal"/>
    </style:style>
    <style:style style:name="T16" style:family="text">
      <style:text-properties fo:font-size="11pt" fo:language="es" fo:country="AR" fo:font-style="normal" officeooo:rsid="001887ca" style:font-size-asian="9.60000038146973pt" style:font-style-asian="normal" style:font-size-complex="11pt" style:font-style-complex="normal"/>
    </style:style>
    <style:style style:name="T17" style:family="text">
      <style:text-properties fo:font-size="11pt" fo:language="es" fo:country="AR" fo:font-style="normal" officeooo:rsid="001e8f08" style:font-size-asian="9.60000038146973pt" style:font-style-asian="normal" style:font-size-complex="11pt" style:font-style-complex="normal"/>
    </style:style>
    <style:style style:name="T18" style:family="text">
      <style:text-properties fo:font-size="11pt" fo:language="es" fo:country="AR" fo:font-style="normal" officeooo:rsid="001fc52d" style:font-size-asian="9.60000038146973pt" style:font-style-asian="normal" style:font-size-complex="11pt" style:font-style-complex="normal"/>
    </style:style>
    <style:style style:name="T19" style:family="text">
      <style:text-properties fo:font-size="11pt" fo:language="es" fo:country="AR" fo:font-style="normal" officeooo:rsid="0021a55b" style:font-size-asian="9.60000038146973pt" style:font-style-asian="normal" style:font-size-complex="11pt" style:font-style-complex="normal"/>
    </style:style>
    <style:style style:name="T20" style:family="text">
      <style:text-properties fo:font-size="11pt" fo:language="es" fo:country="AR" fo:font-style="normal" officeooo:rsid="0023db3f" style:font-size-asian="9.60000038146973pt" style:font-style-asian="normal" style:font-size-complex="11pt" style:font-style-complex="normal"/>
    </style:style>
    <style:style style:name="T21" style:family="text">
      <style:text-properties fo:font-size="11pt" officeooo:rsid="0013d5a2" style:font-size-asian="9.60000038146973pt" style:font-size-complex="11pt"/>
    </style:style>
    <style:style style:name="T22" style:family="text">
      <style:text-properties fo:font-size="11pt" officeooo:rsid="0015cf64" style:font-size-asian="9.60000038146973pt" style:font-size-complex="11pt"/>
    </style:style>
    <style:style style:name="T23" style:family="text">
      <style:text-properties fo:font-size="11pt" fo:font-style="italic" officeooo:rsid="0016fc4d" style:font-size-asian="9.60000038146973pt" style:font-style-asian="italic" style:font-size-complex="11pt" style:font-style-complex="italic"/>
    </style:style>
    <style:style style:name="T24" style:family="text">
      <style:text-properties fo:font-size="11pt" fo:font-style="normal" officeooo:rsid="0016fc4d" style:font-size-asian="9.60000038146973pt" style:font-style-asian="normal" style:font-size-complex="11pt" style:font-style-complex="normal"/>
    </style:style>
    <style:style style:name="T25" style:family="text">
      <style:text-properties officeooo:rsid="0013289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itulo</text:p>
      <text:p text:style-name="P4">Subtitulo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a de Contenidos</text:p>
          </text:index-title>
          <text:p text:style-name="P3"><text:a xlink:type="simple" xlink:href="#__RefHeading___Toc344_2193281161" text:style-name="Index_20_Link" text:visited-style-name="Index_20_Link">Introducción<text:tab/>3</text:a></text:p>
          <text:p text:style-name="P3"><text:a xlink:type="simple" xlink:href="#__RefHeading___Toc346_2193281161" text:style-name="Index_20_Link" text:visited-style-name="Index_20_Link">Trabajo previo<text:tab/>4</text:a></text:p>
          <text:p text:style-name="P3"><text:a xlink:type="simple" xlink:href="#__RefHeading___Toc348_2193281161" text:style-name="Index_20_Link" text:visited-style-name="Index_20_Link">Marco teórico<text:tab/>5</text:a></text:p>
          <text:p text:style-name="P3"><text:a xlink:type="simple" xlink:href="#__RefHeading___Toc350_2193281161" text:style-name="Index_20_Link" text:visited-style-name="Index_20_Link">Diseño de la propuesta<text:tab/>6</text:a></text:p>
          <text:p text:style-name="P3"><text:a xlink:type="simple" xlink:href="#__RefHeading___Toc352_2193281161" text:style-name="Index_20_Link" text:visited-style-name="Index_20_Link">Implementación<text:tab/>7</text:a></text:p>
          <text:p text:style-name="P3"><text:a xlink:type="simple" xlink:href="#__RefHeading___Toc354_2193281161" text:style-name="Index_20_Link" text:visited-style-name="Index_20_Link">Conclusiones<text:tab/>8</text:a></text:p>
          <text:p text:style-name="P3"><text:a xlink:type="simple" xlink:href="#__RefHeading___Toc356_2193281161" text:style-name="Index_20_Link" text:visited-style-name="Index_20_Link">Trabajo a futuro<text:tab/>9</text:a></text:p>
        </text:index-body>
      </text:table-of-content>
      <text:p text:style-name="P5"/>
      <text:h text:style-name="P8" text:outline-level="1"><text:bookmark-start text:name="__RefHeading___Toc344_2193281161"/>Introducción<text:bookmark-end text:name="__RefHeading___Toc344_2193281161"/></text:h>
      <text:h text:style-name="P8" text:outline-level="1"><text:bookmark-start text:name="__RefHeading___Toc346_2193281161"/>Trabajo previo<text:bookmark-end text:name="__RefHeading___Toc346_2193281161"/></text:h>
      <text:h text:style-name="P8" text:outline-level="1"><text:bookmark-start text:name="__RefHeading___Toc348_2193281161"/>Marco teórico<text:bookmark-end text:name="__RefHeading___Toc348_2193281161"/></text:h>
      <text:p text:style-name="P6"><text:span text:style-name="T1">Se llama huella dactilar a la impresión que deja </text:span><text:span text:style-name="T6">la punta del dedo </text:span><text:span text:style-name="T2">cuando </text:span><text:span text:style-name="T6">es</text:span><text:span text:style-name="T2"> presionado sobre una superficie. Esta impresión es producida por áreas elevadas de la piel llamadas crestas de fricción. </text:span><text:span text:style-name="T3">Todas la</text:span><text:span text:style-name="T4">s personas poseen estas crestas, son invariantes a lo largo del tiempo, </text:span><text:span text:style-name="T5">son únicas</text:span><text:span text:style-name="T4"> </text:span><text:span text:style-name="T5">a cada persona </text:span><text:span text:style-name="T4">y se pueden obtener y medir </text:span><text:span text:style-name="T9">de forma cuantitativa</text:span><text:span text:style-name="T4">. </text:span><text:span text:style-name="T3">Estas </text:span><text:span text:style-name="T7">propiedades hacen que las impresiones de huellas dactilares sean la característica biométrica mas utilizada por los sistemas de reconocimiento biométrico.</text:span></text:p>
      <text:p text:style-name="P6"><text:span text:style-name="T8">En una huella dactilar se pueden encontrar diferentes tipos de características cuando es analizada en diferente escalas. </text:span>En el nivel global las lineas de flujo de las crestas forman <text:span text:style-name="T25">patrones </text:span><text:span text:style-name="T21">particulares </text:span><text:span text:style-name="T22">llamados </text:span><text:span text:style-name="T23">arco</text:span><text:span text:style-name="T24">,</text:span><text:span text:style-name="T23"> presilla interna</text:span><text:span text:style-name="T24">,</text:span><text:span text:style-name="T23"> presilla externa </text:span><text:span text:style-name="T24">y</text:span><text:span text:style-name="T23"> </text:span><text:span text:style-name="T10">verticilo</text:span><text:span text:style-name="T15">. </text:span><text:span text:style-name="T16">Estos patrones son encontrados a partir de puntos singulares llamados </text:span><text:span text:style-name="T11">delta </text:span><text:span text:style-name="T16">y </text:span><text:span text:style-name="T12">núcleo.</text:span><text:span text:style-name="T16"> </text:span><text:span text:style-name="T17">Además en este nivel se puede discernir la forma exterior de la huella, imagen de orientación e imagen de frecuencia. </text:span><text:span text:style-name="T18">Al nivel local, se han identificado mas de 150 diferentes características locales a los </text:span><text:span text:style-name="T20">crestas</text:span><text:span text:style-name="T18">, las mismas se llaman </text:span><text:span text:style-name="T13">detalles minuciosos</text:span><text:span text:style-name="T18">. </text:span><text:span text:style-name="T19">De estos detalles minuciosos, los dos mas prominentes son las </text:span><text:span text:style-name="T13">terminaciones </text:span><text:span text:style-name="T19"><text:s/>y las </text:span><text:span text:style-name="T13"><text:s/>bifurcaciones </text:span><text:span text:style-name="T19">de </text:span><text:span text:style-name="T20">crestas</text:span><text:span text:style-name="T19">, ambos llamados </text:span><text:span text:style-name="T13">minucias</text:span><text:span text:style-name="T19">. </text:span><text:span text:style-name="T20">La siguiente escala contiene a los detalles mas finos, como el ancho, forma y curvatura de los <text:s/>crestas. En este nivel también se encuentran los poros de sudoración, cuya posición y forma se considera altamente distintiva.</text:span></text:p>
      <text:p text:style-name="P11"><text:span text:style-name="T20">A </text:span><text:span text:style-name="T14">partir de estas características, vamos a realizar dos tipos de análisis:</text:span></text:p>
      <text:list xml:id="list123932614" text:style-name="L1">
        <text:list-item>
          <text:p text:style-name="P12"><text:span text:style-name="T14">Análisis de patrón: A partir de los puntos singulares encontrados, podemos identificar que tipo de patrón tiene la huella. Esto es útil para realizar una clasificación inicial de la huella a fines de reducir los tiempos de búsqueda en la base de datos que se realizaran luego.</text:span></text:p>
        </text:list-item>
      </text:list>
      <text:h text:style-name="P8" text:outline-level="1"><text:bookmark-start text:name="__RefHeading___Toc350_2193281161"/>Diseño de la propuesta<text:bookmark-end text:name="__RefHeading___Toc350_2193281161"/></text:h>
      <text:p text:style-name="P5"/>
      <text:h text:style-name="P8" text:outline-level="1"><text:bookmark-start text:name="__RefHeading___Toc352_2193281161"/>Implementación<text:bookmark-end text:name="__RefHeading___Toc352_2193281161"/></text:h>
      <text:h text:style-name="P8" text:outline-level="1"><text:bookmark-start text:name="__RefHeading___Toc354_2193281161"/>Conclusiones<text:bookmark-end text:name="__RefHeading___Toc354_2193281161"/></text:h>
      <text:h text:style-name="P8" text:outline-level="1"><text:bookmark-start text:name="__RefHeading___Toc356_2193281161"/>Trabajo a futuro<text:bookmark-end text:name="__RefHeading___Toc356_2193281161"/></text:h>
      <text:bibliography text:style-name="Sect1" text:protected="true" text:name="Bibliography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Bibliografía</text:p>
          </text:index-title>
        </text:index-body>
      </text:bibliography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2:32:46.193913752</meta:creation-date>
    <dc:date>2021-02-01T07:07:45.241256246</dc:date>
    <meta:editing-duration>PT3H14M17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10" meta:paragraph-count="22" meta:word-count="330" meta:character-count="2099" meta:non-whitespace-character-count="1789"/>
  </office:meta>
</office:document-meta>
</file>